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074" officeooo:paragraph-rsid="0016a074"/>
    </style:style>
    <style:style style:name="P2" style:family="paragraph" style:parent-style-name="Standard" style:list-style-name="L1">
      <style:text-properties officeooo:rsid="0016a074" officeooo:paragraph-rsid="0016a074"/>
    </style:style>
    <style:style style:name="P3" style:family="paragraph" style:parent-style-name="Standard" style:list-style-name="L1">
      <style:text-properties officeooo:rsid="0017fa69" officeooo:paragraph-rsid="0017fa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rear insert, update y delete en vistas:</text:p>
      <text:list xml:id="list3222577310101087155" text:style-name="L1">
        <text:list-item>
          <text:p text:style-name="P2">conservar la clave</text:p>
        </text:list-item>
        <text:list-item>
          <text:p text:style-name="P2">es aquella vista que se puede modificar, la modificación se hace en la tabla base</text:p>
        </text:list-item>
        <text:list-item>
          <text:p text:style-name="P3">solo se puede en vistas que provienen de una tabla, cuando tienen más de dos tablas bases hay que crear un trigg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6:47:54.360763023</meta:creation-date>
    <dc:date>2017-05-08T17:04:52.531625429</dc:date>
    <meta:editing-duration>PT16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1" meta:character-count="261" meta:non-whitespace-character-count="217"/>
  </office:meta>
</office:document-meta>
</file>